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1cm" style:rel-column-width="3821*"/>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602cm" style:rel-column-width="10029*"/>
    </style:style>
    <style:style style:name="Table2.E" style:family="table-column">
      <style:table-column-properties style:column-width="2.293cm" style:rel-column-width="8839*"/>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07cm" style:rel-column-width="2730*"/>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26a4849" officeooo:paragraph-rsid="000dfe8d"/>
    </style:style>
    <style:style style:name="P2" style:family="paragraph" style:parent-style-name="Table_20_Contents">
      <style:text-properties officeooo:rsid="026cddf1" officeooo:paragraph-rsid="000dfe8d"/>
    </style:style>
    <style:style style:name="P3" style:family="paragraph" style:parent-style-name="Table_20_Contents">
      <style:text-properties officeooo:rsid="026c50a5" officeooo:paragraph-rsid="000dfe8d"/>
    </style:style>
    <style:style style:name="P4" style:family="paragraph" style:parent-style-name="Table_20_Contents">
      <style:text-properties officeooo:rsid="026f30f9" officeooo:paragraph-rsid="000dfe8d"/>
    </style:style>
    <style:style style:name="P5" style:family="paragraph" style:parent-style-name="Table_20_Contents">
      <style:text-properties officeooo:rsid="000ad9d2" officeooo:paragraph-rsid="000dfe8d"/>
    </style:style>
    <style:style style:name="P6" style:family="paragraph" style:parent-style-name="Table_20_Contents">
      <style:text-properties officeooo:rsid="026c265d" officeooo:paragraph-rsid="000dfe8d"/>
    </style:style>
    <style:style style:name="P7" style:family="paragraph" style:parent-style-name="Table_20_Contents">
      <style:text-properties officeooo:rsid="026d3a61" officeooo:paragraph-rsid="000dfe8d"/>
    </style:style>
    <style:style style:name="P8" style:family="paragraph" style:parent-style-name="Table_20_Contents">
      <style:text-properties officeooo:rsid="026e2322" officeooo:paragraph-rsid="000dfe8d"/>
    </style:style>
    <style:style style:name="P9" style:family="paragraph" style:parent-style-name="Table_20_Contents">
      <style:text-properties officeooo:paragraph-rsid="000dfe8d"/>
    </style:style>
    <style:style style:name="P10" style:family="paragraph" style:parent-style-name="Standard">
      <style:text-properties fo:font-weight="bold" officeooo:rsid="000dfe8d" officeooo:paragraph-rsid="000dfe8d" style:font-weight-asian="bold" style:font-weight-complex="bold"/>
    </style:style>
    <style:style style:name="P11" style:family="paragraph" style:parent-style-name="Standard">
      <style:text-properties fo:color="#ffff99" fo:language="pt" fo:country="PT" fo:font-style="italic" fo:font-weight="bold" fo:background-color="#009999" style:font-style-asian="italic" style:font-weight-asian="bold" style:font-style-complex="italic" style:font-weight-complex="bold"/>
    </style:style>
    <style:style style:name="P12" style:family="paragraph" style:parent-style-name="Standard">
      <style:text-properties officeooo:paragraph-rsid="000dfe8d"/>
    </style:style>
    <style:style style:name="P13" style:family="paragraph" style:parent-style-name="Standard">
      <style:text-properties fo:color="#336699" fo:font-weight="bold" officeooo:rsid="026f30f9" officeooo:paragraph-rsid="000dfe8d" style:font-weight-asian="bold" style:font-weight-complex="bold"/>
    </style:style>
    <style:style style:name="P14" style:family="paragraph" style:parent-style-name="Standard">
      <style:text-properties fo:color="#336699" fo:font-weight="bold" officeooo:rsid="026e2322" officeooo:paragraph-rsid="000dfe8d" style:font-weight-asian="bold" style:font-weight-complex="bold"/>
    </style:style>
    <style:style style:name="P15" style:family="paragraph" style:parent-style-name="Standard">
      <style:text-properties fo:language="pt" fo:country="PT" officeooo:paragraph-rsid="001bb56f"/>
    </style:style>
    <style:style style:name="P16" style:family="paragraph" style:parent-style-name="Standard">
      <style:text-properties fo:language="pt" fo:country="PT" officeooo:paragraph-rsid="0031d66a"/>
    </style:style>
    <style:style style:name="P17" style:family="paragraph" style:parent-style-name="Standard">
      <style:text-properties officeooo:paragraph-rsid="001bb56f"/>
    </style:style>
    <style:style style:name="P18" style:family="paragraph" style:parent-style-name="Standard">
      <style:text-properties fo:color="#009999" fo:font-weight="bold" officeooo:rsid="001b3a72" officeooo:paragraph-rsid="000dfe8d" fo:background-color="#ffff99" style:font-weight-asian="bold" style:font-weight-complex="bold"/>
    </style:style>
    <style:style style:name="P19" style:family="paragraph" style:parent-style-name="Standard">
      <style:text-properties fo:language="pt" fo:country="PT"/>
    </style:style>
    <style:style style:name="P20" style:family="paragraph" style:parent-style-name="Standard">
      <style:text-properties fo:language="pt" fo:country="PT" officeooo:paragraph-rsid="001bb56f"/>
    </style:style>
    <style:style style:name="P21" style:family="paragraph" style:parent-style-name="Standard">
      <style:text-properties fo:language="pt" fo:country="PT" officeooo:paragraph-rsid="00584b92"/>
    </style:style>
    <style:style style:name="P22" style:family="paragraph" style:parent-style-name="Standard">
      <style:text-properties fo:language="pt" fo:country="PT" officeooo:paragraph-rsid="005940bd"/>
    </style:style>
    <style:style style:name="P23" style:family="paragraph" style:parent-style-name="Standard">
      <style:text-properties officeooo:paragraph-rsid="001bb56f"/>
    </style:style>
    <style:style style:name="P24" style:family="paragraph" style:parent-style-name="Standard">
      <style:text-properties officeooo:rsid="004d3d90" officeooo:paragraph-rsid="004d3d90"/>
    </style:style>
    <style:style style:name="P25" style:family="paragraph" style:parent-style-name="Standard">
      <style:text-properties fo:color="#996633" fo:font-style="italic" officeooo:rsid="004d3d90" officeooo:paragraph-rsid="004d3d90" fo:background-color="#ccccff" style:font-style-asian="italic" style:font-style-complex="italic"/>
    </style:style>
    <style:style style:name="T1" style:family="text">
      <style:text-properties fo:color="#009999" fo:font-size="18pt" fo:font-style="italic" fo:font-weight="normal" officeooo:rsid="001b3a72" fo:background-color="#ffff99" loext:char-shading-value="0" style:font-size-asian="18pt" style:font-style-asian="italic" style:font-weight-asian="normal" style:font-size-complex="18pt" style:font-style-complex="italic" style:font-weight-complex="normal"/>
    </style:style>
    <style:style style:name="T2" style:family="text">
      <style:text-properties fo:color="#009999" fo:font-size="18pt" fo:font-style="italic" fo:font-weight="normal" officeooo:rsid="000e411a" fo:background-color="#ffff99" loext:char-shading-value="0" style:font-size-asian="18pt" style:font-style-asian="italic" style:font-weight-asian="normal" style:font-size-complex="18pt" style:font-style-complex="italic" style:font-weight-complex="normal"/>
    </style:style>
    <style:style style:name="T3" style:family="text">
      <style:text-properties fo:color="#009999" fo:font-size="18pt" fo:font-style="italic" fo:font-weight="normal" officeooo:rsid="000e509a" fo:background-color="#ffff99" loext:char-shading-value="0" style:font-size-asian="18pt" style:font-style-asian="italic" style:font-weight-asian="normal" style:font-size-complex="18pt" style:font-style-complex="italic" style:font-weight-complex="normal"/>
    </style:style>
    <style:style style:name="T4" style:family="text">
      <style:text-properties officeooo:rsid="000ad9d2"/>
    </style:style>
    <style:style style:name="T5" style:family="text">
      <style:text-properties officeooo:rsid="000c83c7"/>
    </style:style>
    <style:style style:name="T6" style:family="text">
      <style:text-properties officeooo:rsid="000dfe8d"/>
    </style:style>
    <style:style style:name="T7" style:family="text">
      <style:text-properties fo:font-weight="normal" style:font-weight-asian="normal" style:font-weight-complex="normal"/>
    </style:style>
    <style:style style:name="T8" style:family="text">
      <style:text-properties fo:color="#ffff99" fo:font-weight="normal" fo:background-color="#ff0000" loext:char-shading-value="0" style:font-weight-asian="normal" style:font-weight-complex="normal"/>
    </style:style>
    <style:style style:name="T9" style:family="text">
      <style:text-properties fo:color="#ffff99" fo:font-style="italic" fo:font-weight="bold" fo:background-color="#ff0000" loext:char-shading-value="0" style:font-style-asian="italic" style:font-weight-asian="bold" style:font-style-complex="italic" style:font-weight-complex="bold"/>
    </style:style>
    <style:style style:name="T10" style:family="text">
      <style:text-properties officeooo:rsid="000e411a"/>
    </style:style>
    <style:style style:name="T11" style:family="text">
      <style:text-properties officeooo:rsid="000fc405"/>
    </style:style>
    <style:style style:name="T12" style:family="text">
      <style:text-properties officeooo:rsid="00106adc"/>
    </style:style>
    <style:style style:name="T13" style:family="text">
      <style:text-properties fo:language="pt" fo:country="PT"/>
    </style:style>
    <style:style style:name="T14" style:family="text">
      <style:text-properties fo:language="pt" fo:country="PT" officeooo:rsid="001ada18"/>
    </style:style>
    <style:style style:name="T15" style:family="text">
      <style:text-properties fo:language="pt" fo:country="PT" officeooo:rsid="001bb56f"/>
    </style:style>
    <style:style style:name="T16" style:family="text">
      <style:text-properties fo:language="pt" fo:country="PT" fo:font-weight="bold" style:font-weight-asian="bold" style:font-weight-complex="bold"/>
    </style:style>
    <style:style style:name="T17" style:family="text">
      <style:text-properties fo:language="pt" fo:country="PT" fo:font-weight="bold" officeooo:rsid="001caf7a" style:font-weight-asian="bold" style:font-weight-complex="bold"/>
    </style:style>
    <style:style style:name="T18" style:family="text">
      <style:text-properties fo:language="pt" fo:country="PT" officeooo:rsid="001e53eb"/>
    </style:style>
    <style:style style:name="T19" style:family="text">
      <style:text-properties fo:language="pt" fo:country="PT" officeooo:rsid="0041c46c"/>
    </style:style>
    <style:style style:name="T20" style:family="text">
      <style:text-properties fo:language="pt" fo:country="PT" officeooo:rsid="00445193"/>
    </style:style>
    <style:style style:name="T21" style:family="text">
      <style:text-properties fo:color="#ffcccc" fo:language="pt" fo:country="PT" fo:font-style="italic" fo:font-weight="bold" fo:background-color="#996633" loext:char-shading-value="0" style:font-style-asian="italic" style:font-weight-asian="bold" style:font-style-complex="italic" style:font-weight-complex="bold"/>
    </style:style>
    <style:style style:name="T22" style:family="text">
      <style:text-properties fo:color="#ffcccc" fo:language="pt" fo:country="PT" fo:font-style="italic" fo:font-weight="bold" officeooo:rsid="00170292" fo:background-color="#996633" loext:char-shading-value="0" style:font-style-asian="italic" style:font-weight-asian="bold" style:font-style-complex="italic" style:font-weight-complex="bold"/>
    </style:style>
    <style:style style:name="T23" style:family="text">
      <style:text-properties fo:color="#ffcccc" fo:language="pt" fo:country="PT" fo:font-style="italic" fo:font-weight="bold" officeooo:rsid="001897c3" fo:background-color="#996633" loext:char-shading-value="0" style:font-style-asian="italic" style:font-weight-asian="bold" style:font-style-complex="italic" style:font-weight-complex="bold"/>
    </style:style>
    <style:style style:name="T24" style:family="text">
      <style:text-properties fo:color="#ffcccc" fo:font-style="italic" fo:font-weight="bold" fo:background-color="#996633" loext:char-shading-value="0" style:font-style-asian="italic" style:font-weight-asian="bold" style:font-style-complex="italic" style:font-weight-complex="bold"/>
    </style:style>
    <style:style style:name="T25" style:family="text">
      <style:text-properties fo:font-weight="bold" style:font-weight-asian="bold" style:font-weight-complex="bold"/>
    </style:style>
    <style:style style:name="T26" style:family="text">
      <style:text-properties fo:font-weight="bold" officeooo:rsid="0026b828" style:font-weight-asian="bold" style:font-weight-complex="bold"/>
    </style:style>
    <style:style style:name="T27" style:family="text">
      <style:text-properties fo:font-weight="bold" officeooo:rsid="0033221f" style:font-weight-asian="bold" style:font-weight-complex="bold"/>
    </style:style>
    <style:style style:name="T28" style:family="text">
      <style:text-properties fo:font-weight="bold" officeooo:rsid="00584b92" style:font-weight-asian="bold" style:font-weight-complex="bold"/>
    </style:style>
    <style:style style:name="T29" style:family="text">
      <style:text-properties fo:font-weight="bold" officeooo:rsid="0058c88c" style:font-weight-asian="bold" style:font-weight-complex="bold"/>
    </style:style>
    <style:style style:name="T30" style:family="text">
      <style:text-properties fo:font-weight="bold" fo:background-color="#ccccff" loext:char-shading-value="0" style:font-weight-asian="bold" style:font-weight-complex="bold"/>
    </style:style>
    <style:style style:name="T31" style:family="text">
      <style:text-properties fo:color="#661900" fo:language="pt" fo:country="PT" fo:font-weight="bold" style:font-weight-asian="bold" style:font-weight-complex="bold"/>
    </style:style>
    <style:style style:name="T32" style:family="text">
      <style:text-properties fo:color="#661900" fo:language="pt" fo:country="PT" fo:font-weight="bold" officeooo:rsid="001bb56f" style:font-weight-asian="bold" style:font-weight-complex="bold"/>
    </style:style>
    <style:style style:name="T33" style:family="text">
      <style:text-properties fo:color="#661900" fo:font-style="normal" fo:font-weight="bold" style:font-style-asian="normal" style:font-weight-asian="bold" style:font-style-complex="normal" style:font-weight-complex="bold"/>
    </style:style>
    <style:style style:name="T34" style:family="text">
      <style:text-properties fo:color="#661900" fo:font-style="normal" fo:font-weight="bold" officeooo:rsid="00228ab5" style:font-style-asian="normal" style:font-weight-asian="bold" style:font-style-complex="normal" style:font-weight-complex="bold"/>
    </style:style>
    <style:style style:name="T35" style:family="text">
      <style:text-properties fo:color="#661900" fo:font-weight="bold" style:font-weight-asian="bold" style:font-weight-complex="bold"/>
    </style:style>
    <style:style style:name="T36" style:family="text">
      <style:text-properties fo:color="#661900" fo:font-weight="bold" officeooo:rsid="0030286f" style:font-weight-asian="bold" style:font-weight-complex="bold"/>
    </style:style>
    <style:style style:name="T37" style:family="text">
      <style:text-properties fo:color="#661900" fo:font-weight="bold" officeooo:rsid="00350466" style:font-weight-asian="bold" style:font-weight-complex="bold"/>
    </style:style>
    <style:style style:name="T38" style:family="text">
      <style:text-properties fo:color="#661900" fo:font-weight="bold" officeooo:rsid="00369ef7" style:font-weight-asian="bold" style:font-weight-complex="bold"/>
    </style:style>
    <style:style style:name="T39" style:family="text">
      <style:text-properties fo:color="#661900" fo:font-weight="bold" officeooo:rsid="0037a78c" style:font-weight-asian="bold" style:font-weight-complex="bold"/>
    </style:style>
    <style:style style:name="T40" style:family="text">
      <style:text-properties fo:color="#661900" fo:font-weight="bold" fo:background-color="transparent" loext:char-shading-value="0"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1e53eb" style:font-style-asian="italic" style:font-weight-asian="bold" style:font-style-complex="italic" style:font-weight-complex="bold"/>
    </style:style>
    <style:style style:name="T44" style:family="text">
      <style:text-properties fo:font-style="italic" fo:font-weight="bold" officeooo:rsid="00210ab8" style:font-style-asian="italic" style:font-weight-asian="bold" style:font-style-complex="italic" style:font-weight-complex="bold"/>
    </style:style>
    <style:style style:name="T45" style:family="text">
      <style:text-properties officeooo:rsid="00228ab5"/>
    </style:style>
    <style:style style:name="T46" style:family="text">
      <style:text-properties fo:color="#ffffff" fo:font-style="italic" fo:background-color="#996633" loext:char-shading-value="0" style:font-style-asian="italic" style:font-style-complex="italic"/>
    </style:style>
    <style:style style:name="T47" style:family="text">
      <style:text-properties fo:color="#ffffff" fo:font-style="italic" fo:font-weight="normal" fo:background-color="#996633" loext:char-shading-value="0" style:font-style-asian="italic" style:font-weight-asian="normal" style:font-style-complex="italic" style:font-weight-complex="normal"/>
    </style:style>
    <style:style style:name="T48" style:family="text">
      <style:text-properties officeooo:rsid="0024caaf"/>
    </style:style>
    <style:style style:name="T49" style:family="text">
      <style:text-properties officeooo:rsid="00285b64"/>
    </style:style>
    <style:style style:name="T50" style:family="text">
      <style:text-properties officeooo:rsid="002a3144"/>
    </style:style>
    <style:style style:name="T51" style:family="text">
      <style:text-properties officeooo:rsid="002cd291"/>
    </style:style>
    <style:style style:name="T52" style:family="text">
      <style:text-properties officeooo:rsid="0031d66a"/>
    </style:style>
    <style:style style:name="T53" style:family="text">
      <style:text-properties officeooo:rsid="0032e199"/>
    </style:style>
    <style:style style:name="T54" style:family="text">
      <style:text-properties officeooo:rsid="0033221f"/>
    </style:style>
    <style:style style:name="T55" style:family="text">
      <style:text-properties fo:color="#996633" fo:font-weight="bold" style:font-weight-asian="bold" style:font-weight-complex="bold"/>
    </style:style>
    <style:style style:name="T56" style:family="text">
      <style:text-properties fo:color="#996633" fo:font-weight="bold" officeooo:rsid="0058c88c" style:font-weight-asian="bold" style:font-weight-complex="bold"/>
    </style:style>
    <style:style style:name="T57" style:family="text">
      <style:text-properties fo:color="#996633" fo:font-weight="bold" officeooo:rsid="005ac314" style:font-weight-asian="bold" style:font-weight-complex="bold"/>
    </style:style>
    <style:style style:name="T58" style:family="text">
      <style:text-properties fo:color="#996633" fo:font-weight="bold" officeooo:rsid="005b4c5a" style:font-weight-asian="bold" style:font-weight-complex="bold"/>
    </style:style>
    <style:style style:name="T59" style:family="text">
      <style:text-properties fo:color="#996633" fo:font-weight="bold" officeooo:rsid="005cdf71" style:font-weight-asian="bold" style:font-weight-complex="bold"/>
    </style:style>
    <style:style style:name="T60" style:family="text">
      <style:text-properties fo:color="#996633" fo:font-weight="bold" officeooo:rsid="005e8d22" style:font-weight-asian="bold" style:font-weight-complex="bold"/>
    </style:style>
    <style:style style:name="T61" style:family="text">
      <style:text-properties fo:color="#996633" fo:font-weight="bold" officeooo:rsid="005fa827" style:font-weight-asian="bold" style:font-weight-complex="bold"/>
    </style:style>
    <style:style style:name="T62" style:family="text">
      <style:text-properties fo:color="#996633" fo:font-weight="bold" fo:background-color="#ccccff" loext:char-shading-value="0" style:font-weight-asian="bold" style:font-weight-complex="bold"/>
    </style:style>
    <style:style style:name="T63" style:family="text">
      <style:text-properties fo:color="#996633" fo:font-weight="bold" officeooo:rsid="003b47cd" fo:background-color="#ccccff" loext:char-shading-value="0" style:font-weight-asian="bold" style:font-weight-complex="bold"/>
    </style:style>
    <style:style style:name="T64" style:family="text">
      <style:text-properties fo:color="#996633" fo:font-weight="bold" officeooo:rsid="003dfe60" fo:background-color="#ccccff" loext:char-shading-value="0" style:font-weight-asian="bold" style:font-weight-complex="bold"/>
    </style:style>
    <style:style style:name="T65" style:family="text">
      <style:text-properties fo:color="#996633" fo:font-weight="bold" officeooo:rsid="003e1761" fo:background-color="#ccccff" loext:char-shading-value="0" style:font-weight-asian="bold" style:font-weight-complex="bold"/>
    </style:style>
    <style:style style:name="T66" style:family="text">
      <style:text-properties fo:color="#996633" fo:font-style="italic" fo:font-weight="bold" style:font-style-asian="italic" style:font-weight-asian="bold" style:font-style-complex="italic" style:font-weight-complex="bold"/>
    </style:style>
    <style:style style:name="T67" style:family="text">
      <style:text-properties fo:color="#996633" fo:font-style="italic" fo:font-weight="normal" style:font-style-asian="italic" style:font-weight-asian="normal" style:font-style-complex="italic" style:font-weight-complex="normal"/>
    </style:style>
    <style:style style:name="T68" style:family="text">
      <style:text-properties fo:color="#996633" fo:font-style="italic" style:font-style-asian="italic" style:font-style-complex="italic"/>
    </style:style>
    <style:style style:name="T69" style:family="text">
      <style:text-properties fo:color="#996633" fo:font-style="italic" officeooo:rsid="0052682a" style:font-style-asian="italic" style:font-style-complex="italic"/>
    </style:style>
    <style:style style:name="T70" style:family="text">
      <style:text-properties fo:color="#996633" fo:font-style="italic" officeooo:rsid="00535dac" style:font-style-asian="italic" style:font-style-complex="italic"/>
    </style:style>
    <style:style style:name="T71" style:family="text">
      <style:text-properties fo:color="#996633" fo:language="pt" fo:country="PT" fo:font-weight="bold" style:font-weight-asian="bold" style:font-weight-complex="bold"/>
    </style:style>
    <style:style style:name="T72" style:family="text">
      <style:text-properties fo:color="#996633" fo:language="pt" fo:country="PT" fo:font-weight="bold" officeooo:rsid="004319b4" style:font-weight-asian="bold" style:font-weight-complex="bold"/>
    </style:style>
    <style:style style:name="T73" style:family="text">
      <style:text-properties fo:color="#996633" fo:language="pt" fo:country="PT" fo:font-weight="bold" officeooo:rsid="00609a74" style:font-weight-asian="bold" style:font-weight-complex="bold"/>
    </style:style>
    <style:style style:name="T74" style:family="text">
      <style:text-properties fo:color="#996633" fo:language="pt" fo:country="PT" fo:font-style="italic" fo:background-color="#ccccff" loext:char-shading-value="0" style:font-style-asian="italic" style:font-style-complex="italic"/>
    </style:style>
    <style:style style:name="T75" style:family="text">
      <style:text-properties fo:background-color="#ccccff" loext:char-shading-value="0"/>
    </style:style>
    <style:style style:name="T76" style:family="text">
      <style:text-properties officeooo:rsid="003c4ded" fo:background-color="#ccccff" loext:char-shading-value="0"/>
    </style:style>
    <style:style style:name="T77" style:family="text">
      <style:text-properties officeooo:rsid="003d9f39" fo:background-color="#ccccff" loext:char-shading-value="0"/>
    </style:style>
    <style:style style:name="T78" style:family="text">
      <style:text-properties style:use-window-font-color="true" fo:language="pt" fo:country="PT" fo:font-weight="bold" style:font-weight-asian="bold" style:font-weight-complex="bold"/>
    </style:style>
    <style:style style:name="T79" style:family="text">
      <style:text-properties officeooo:rsid="0050662f"/>
    </style:style>
    <style:style style:name="T80" style:family="text">
      <style:text-properties officeooo:rsid="0052682a"/>
    </style:style>
    <style:style style:name="T81" style:family="text">
      <style:text-properties officeooo:rsid="005599af"/>
    </style:style>
    <style:style style:name="T82" style:family="text">
      <style:text-properties officeooo:rsid="005625dc"/>
    </style:style>
    <style:style style:name="T83" style:family="text">
      <style:text-properties officeooo:rsid="005ac314"/>
    </style:style>
    <style:style style:name="T84" style:family="text">
      <style:text-properties officeooo:rsid="005cdf71"/>
    </style:style>
    <style:style style:name="T85" style:family="text">
      <style:text-properties officeooo:rsid="005dd757"/>
    </style:style>
    <style:style style:name="T86" style:family="text">
      <style:text-properties officeooo:rsid="00607f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etting MEAN with Mongo,Express, Angular and Node<text:lin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
          </table:table-cell>
          <table:table-cell table:style-name="Table2.A1" office:value-type="string">
            <text:p text:style-name="P12"/>
          </table:table-cell>
          <table:table-cell table:style-name="Table2.A1" office:value-type="string">
            <text:p text:style-name="P9"/>
          </table:table-cell>
          <table:table-cell table:style-name="Table2.A1" office:value-type="string">
            <text:p text:style-name="P2">Output</text:p>
          </table:table-cell>
          <table:table-cell table:style-name="Table2.A1" office:value-type="string">
            <text:p text:style-name="P2">aulas</text:p>
          </table:table-cell>
          <table:table-cell table:style-name="Table2.A1" office:value-type="string">
            <text:p text:style-name="P2">questões</text:p>
          </table:table-cell>
          <table:table-cell table:style-name="Table2.A1" office:value-type="string">
            <text:p text:style-name="P3"/>
          </table:table-cell>
          <table:table-cell table:style-name="Table2.H1" office:value-type="string">
            <text:p text:style-name="P3"/>
          </table:table-cell>
        </table:table-row>
        <table:table-row>
          <table:table-cell table:style-name="Table2.A2" office:value-type="string">
            <text:p text:style-name="P1">1</text:p>
          </table:table-cell>
          <table:table-cell table:style-name="Table2.A2" office:value-type="string">
            <text:p text:style-name="P10">Definindo a linha base : <text:span text:style-name="T10">Introdução a full-stack desenvolvimento</text:span><text:line-break/>status: <text:span text:style-name="T8">em Andamento</text:span><text:line-break/>início: <text:span text:style-name="T7">03/02/16</text:span><text:line-break/>fim: <text:span text:style-name="T7">08/02/16</text:span></text:p>
          </table:table-cell>
          <table:table-cell table:style-name="Table2.A2" office:value-type="string">
            <text:p text:style-name="P9"/>
          </table:table-cell>
          <table:table-cell table:style-name="Table2.A2" office:value-type="string">
            <text:p text:style-name="P2"><text:span text:style-name="T4">Mapa</text:span>(1)</text:p>
            <text:p text:style-name="P2">Video (<text:span text:style-name="T4">1</text:span>),</text:p>
            <text:p text:style-name="P2"><text:span text:style-name="T5">Slide</text:span>(1)</text:p>
            <text:p text:style-name="P2"/>
          </table:table-cell>
          <table:table-cell table:style-name="Table2.A2" office:value-type="string">
            <text:p text:style-name="P4"><text:span text:style-name="T6">4</text:span>h</text:p>
          </table:table-cell>
          <table:table-cell table:style-name="Table2.A2" office:value-type="string">
            <text:p text:style-name="P5">0</text:p>
          </table:table-cell>
          <table:table-cell table:style-name="Table2.A2" office:value-type="string">
            <text:p text:style-name="P3">R1</text:p>
          </table:table-cell>
          <table:table-cell table:style-name="Table2.H2" office:value-type="string">
            <text:p text:style-name="P3">R2</text:p>
          </table:table-cell>
        </table:table-row>
        <table:table-row>
          <table:table-cell table:style-name="Table2.A2" office:value-type="string">
            <text:p text:style-name="P6"/>
          </table:table-cell>
          <table:table-cell table:style-name="Table2.A2" office:value-type="string">
            <text:p text:style-name="P13"/>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4"/>
          </table:table-cell>
          <table:table-cell table:style-name="Table2.A2" office:value-type="string">
            <text:p text:style-name="P7"/>
          </table:table-cell>
          <table:table-cell table:style-name="Table2.A2" office:value-type="string">
            <text:p text:style-name="P4"/>
          </table:table-cell>
          <table:table-cell table:style-name="Table2.H2" office:value-type="string">
            <text:p text:style-name="P9"/>
          </table:table-cell>
        </table:table-row>
        <table:table-row>
          <table:table-cell table:style-name="Table2.A2" office:value-type="string">
            <text:p text:style-name="P6"/>
          </table:table-cell>
          <table:table-cell table:style-name="Table2.A2" office:value-type="string">
            <text:p text:style-name="P12"/>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4"/>
          </table:table-cell>
          <table:table-cell table:style-name="Table2.A2" office:value-type="string">
            <text:p text:style-name="P7"/>
          </table:table-cell>
          <table:table-cell table:style-name="Table2.A2" office:value-type="string">
            <text:p text:style-name="P7"/>
          </table:table-cell>
          <table:table-cell table:style-name="Table2.H2" office:value-type="string">
            <text:p text:style-name="P7"/>
          </table:table-cell>
        </table:table-row>
        <table:table-row>
          <table:table-cell table:style-name="Table2.A2" office:value-type="string">
            <text:p text:style-name="P6"/>
          </table:table-cell>
          <table:table-cell table:style-name="Table2.A2" office:value-type="string">
            <text:p text:style-name="P14"/>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H2" office:value-type="string">
            <text:p text:style-name="P7"/>
          </table:table-cell>
        </table:table-row>
        <table:table-row>
          <table:table-cell table:style-name="Table2.A2" office:value-type="string">
            <text:p text:style-name="P6"/>
          </table:table-cell>
          <table:table-cell table:style-name="Table2.A2" office:value-type="string">
            <text:p text:style-name="P14"/>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H2" office:value-type="string">
            <text:p text:style-name="P9"/>
          </table:table-cell>
        </table:table-row>
      </table:table>
      <text:p text:style-name="P12"/>
      <text:p text:style-name="Standard"><text:span text:style-name="T1">C</text:span><text:span text:style-name="T2">apítulo 1 : Definindo linha base : </text:span><text:span text:style-name="T3">Introdução ao desenvolvimento Full-Stack</text:span><text:span text:style-name="T2"><text:line-break/></text:span></text:p>
      <text:p text:style-name="P11"><text:bookmark text:name="result_box"/>Este capítulo cobre<text:line-break/>■ Os benefícios do desenvolvimento full-stack<text:line-break/>■ Uma visão geral dos componentes de pilha <text:span text:style-name="T11">MEAN</text:span><text:line-break/>■ O que faz a <text:s/><text:span text:style-name="T12">MEAN </text:span>empilhar tão convincente<text:line-break/>■ Uma visualização da aplicação vamos construir ao longo deste livro</text:p>
      <text:p text:style-name="P17"><text:span text:style-name="T9"><text:line-break/></text:span><text:span text:style-name="T24">Sumário</text:span><text:span text:style-name="T21"><text:line-break/>■ As diferentes tecnologias que compõem a pilha MÉDIA<text:line-break/>■Mongo DB como a camada de banco de dados<text:line-break/>■Node.js e expres</text:span><text:span text:style-name="T22">s</text:span><text:span text:style-name="T21"> trabalhando juntos para fornecer uma camada do servidor de aplicativos<text:line-break/>■ </text:span><text:span text:style-name="T22">Angular.js</text:span><text:span text:style-name="T21"> proporcionando uma incrível front-end, a camada de ligação de dados<text:line-break/></text:span><text:span text:style-name="T23">e c</text:span><text:span text:style-name="T21">omo os componentes de média trabalhar juntos<text:line-break/>■Algumas maneiras de estender a pilha MÉDIA com tecnologias adicionais<text:line-break/>■Como JavaScript desempenha um papel tão importante na pilha<text:line-break/></text:span><text:span text:style-name="T13"><text:line-break/></text:span><text:bookmark text:name="result_box2"/><text:span text:style-name="T13">Se você é como eu, então provavelmente você está impaciente para mergulhar em algum código e entrar no com a construção de algo. Mas vamos ter um momento primeiro de esclarecer o que se entende por desenvolvimento full-stack, e olhar para os componentes da pilha para se certificar de que você compreender </text:span><text:span text:style-name="T14">um </text:span><text:span text:style-name="T13">cada.<text:line-break/>Quando eu falo sobre desenvolvimento full-stack, eu realmente estou </text:span><text:span text:style-name="T31">falando sobre desenvolvimento </text:span><text:span text:style-name="T32">de </text:span><text:span text:style-name="T31">todas as partes de um site ou aplicativo</text:span><text:span text:style-name="T13">. A pilha completa começa com o banco de dados e web servidor no back-end, contém lógica de aplicação e </text:span><text:span text:style-name="T15">front-controller</text:span><text:span text:style-name="T13">, e<text:line-break/>vai todo o caminho até a interface do usuário.<text:line-break/></text:span></text:p>
      <text:p text:style-name="P17"><text:span text:style-name="T13">A pilha </text:span><text:span text:style-name="T15">MEAN </text:span><text:span text:style-name="T13">é composta por quatro principais tecnologias, com um elenco de apoio<text:line-break/>tecnologias:<text:line-break/>■ Banco de dados Mongo DB<text:line-break/>■ Express the framework web<text:line-break/>■ Quadro front-end angular JS the<text:line-break/>■ Node.js the servidor web<text:line-break/><text:line-break/><text:line-break/></text:span><text:soft-page-break/><text:span text:style-name="T13"><text:line-break/><text:line-break/>Mongo DB tem sido em torno desde 2007, e está ativamente mantido por Mongo DB Inc.,<text:line-break/>anteriormente conhecido como 10gen.<text:line-break/>Express foi lançada pela primeira vez em 2009 por T. J. Holowaychuk e desde então se tornou o<text:line-break/>mais estrutura popular para Node.js. É open source, com mais de 100 contribuição<text:line-break/>dores, e está ativamente desenvolvido e suportado.<text:line-break/>Angular JS é open source e apoiado pelo Google. Tem sido em torno desde 2010<text:line-break/>e está constantemente a ser desenvolvido e ampliado.<text:line-break/>Node.js foi criado em 2009, e seu desenvolvimento e manutenção são patrocinados<text:line-break/>por Joyent. Node.js usa open source do Google, motor V8 JavaScript em seu núcleo.<text:line-break/></text:span><text:span text:style-name="T16">1.1 Por que aprender </text:span><text:span text:style-name="T17">full-stack</text:span><text:span text:style-name="T16">?</text:span><text:span text:style-name="T13"><text:line-break/>Parece que uma enorme quantidade de trabalho! Bem, sim, é<text:line-break/>um monte de trabalho, mas também é muito gratificante. E com a </text:span><text:span text:style-name="T18">MEAN</text:span><text:span text:style-name="T13"> empilhá-la não é tão<text:line-break/>d</text:span><text:span text:style-name="T18">ifícil</text:span><text:span text:style-name="T13"> como você poderia pensar.<text:line-break/></text:span><text:span text:style-name="T16">1.1.1 Uma breve história do desenvolvimento web</text:span><text:span text:style-name="T13"><text:line-break/>Voltar nos primeiros dias da web, as pessoas não têm grandes expectativas de websites.<text:line-break/>Não muito ênfase foi dada à apresentação; era muito mais sobre o que era<text:line-break/>acontecendo nos bastidores. Normalmente, se você soubesse algo como Perl e poderia<text:line-break/>encadear um pouco de HTML, então você estava um desenvolvedor web.<text:line-break/>Como o uso da propagação internet, as empresas começaram a ter mais interesse em saber como<text:line-break/>a sua presença online retratou-los. Em combinação com o aumento do navegador<text:line-break/>apoio de Cascading Style Sheets (CSS) e JavaScript, este desejo começou a levar a<text:line-break/>implementações de front-end mais complicado. Não era mais um caso de poder<text:line-break/>encadear HTML; você precisava para passar o tempo na CSS e JavaScript, certificando-<text:line-break/>parecia certo e funcionou como esperado. E tudo isso precisava trabalhar em diferentes<text:line-break/>navegadores, que eram muito menos complacente do que são hoje.<text:line-break/>Este é o lugar onde a distinção entre o desenvolvedor front-end e back-end developer<text:line-break/>entrou. Figura 1.1 ilustra esta separação ao longo do tempo.<text:line-break/>Enquanto os desenvolvedores de back-end se concentraram sobre a mecânica por trás dos bastidores, os desenvolvedores de front-end focados em construir uma boa experiência do usuário. Conforme o tempo passava<text:line-break/>em, expectativas mais elevadas foram feitas de ambos os campos, encorajando esta tendência para con-<text:line-break/>tinuar. Os desenvolvedores geralmente tinha que escolher uma especialização e se concentrar nele.</text:span></text:p>
      <text:p text:style-name="P15"/>
      <text:p text:style-name="P15"><text:bookmark text:name="result_box3"/><text:span text:style-name="T42">Ajudando os desenvolvedores </text:span><text:span text:style-name="T43">com</text:span><text:span text:style-name="T42"> bibliotecas e frameworks</text:span><text:span text:style-name="T41"><text:line-break/></text:span>Durante a década de 2000 bibliotecas e frameworks começou a se tornar popular e prevalente<text:line-break/>para as línguas mais comuns, na parte dianteira e back-ends. Pense Dojo e<text:line-break/>jQuery para front-end JavaScript, e CodeIgniter para PHP e Ruby on Rails. Estes<text:line-break/>quadros foram concebidos para tornar a sua vida como desenvolvedor mais fácil, reduzindo o barri-<text:line-break/>ers à entrada. Uma boa biblioteca ou quadro abstrai algumas das complexidades de<text:line-break/>desenvolvimento, permitindo que você codificar mais rápido e exige menos conhecimentos aprofundados. Este tendência para a simplificação resultou em um ressurgimento de desenvolvedores full-stack que construir tanto a parte frontal e a lógica da aplicação por trás dele, como figura 1.2 mostra.</text:p>
      <text:p text:style-name="P15"/>
      <text:p text:style-name="P16"><text:bookmark text:name="result_box4"/><text:span text:style-name="T42">M</text:span><text:span text:style-name="T44">ovendo</text:span><text:span text:style-name="T42"> o código do aplicativo </text:span><text:span text:style-name="T44">para o front</text:span><text:line-break/>Continuando com a tendência para os quadros, os últimos anos têm visto um aumento<text:line-break/>tendência para deslocar a lógica da aplicação a partir do servidor para <text:span text:style-name="T45">o front-end</text:span>. Pense nisso como o back-end de codificação na extremidade dianteira. Alguns dos mais populares<text:line-break/>Frameworks JavaScript que fazem isso são Angular JS, Backbone e Ember.<text:line-break/><text:soft-page-break/><text:span text:style-name="T33">Firmemente o acoplamento do código do aplicativo para o front-end como esta realmente começa a di</text:span><text:span text:style-name="T34">minuir</text:span><text:span text:style-name="T33"> as </text:span><text:span text:style-name="T34">distâncias</text:span><text:span text:style-name="T33"> entre os desenvolvedores de front-end tradicional e back-end.</text:span> Uma das razões que as pessoas gostam de usar essa abordagem é que ela reduz a carga nos servidores, assim <text:span text:style-name="T35">reduzindo o custo</text:span>. O que você está fazendo é de fato o poder computacional necessário para a aplicação, empurrando essa carga nos navegadores dos usuários.<text:line-break/>Eu vou discutir os prós e contras dessa abordagem mais adiante no livro, e cobrir quando se<text:line-break/>pode ou não pode ser apropriado usar uma dessas tecnologias.<text:line-break/><text:span text:style-name="T25">1.1.2 A tendência para desenvolvedores full-stack</text:span><text:line-break/><text:span text:style-name="T46">Conforme discutido, os caminhos de front-end e back-end desenvolvedores estão se fundindo, e é<text:line-break/>inteiramente possível ser totalmente proficientes em ambas as disciplinas. Se você é um freelancer, consultor, ou parte de uma equipe pequena, sendo polivalente é extremamente útil, aumentando o<text:line-break/>valor que você pode oferecer para seus clientes.</text:span> Ser capaz de desenvolver o escopo completo de um<text:line-break/>site ou aplicação dá-lhe um melhor controlo global e pode ajudar as diferentes partes<text:line-break/>trabalhar perfeitamente em conjunto, como eles não foram construídos em isolamento por equipes separadas.<text:line-break/>Se você trabalhar como parte de uma grande equipe, em seguida, as chances são de que você vai precisar para se especializar em<text:line-break/>(ou, pelo menos, em foco) uma área. Mas é geralmente aconselhável para entender como o seu<text:line-break/>componente se encaixa com outros componentes, dando-lhe uma maior valorização do<text:line-break/>requisitos e objetivos de outras equipes e todo o projecto.<text:line-break/>No fim das contas, com base na pilha completa por si mesmo é muito gratificante. Cada parte<text:line-break/>vem com seus próprios desafios e problemas a resolver, manter as coisas interessantes. o<text:line-break/>tecnologia e as ferramentas disponíveis hoje aprimorar esta experiência, e capacitá-lo para<text:line-break/>construir grandes aplicações web de forma relativamente rápida e facilmente.<text:line-break/><text:span text:style-name="T25">1.1.3 Benefícios do desenvolvimento full-stack</text:span><text:line-break/>Há muitos benefícios para a aprendizagem desenvolvimento full-stack. Para começar, há o<text:line-break/>prazer de aprender coisas novas e brincar com as novas tecnologias, é claro. depois<text:line-break/>há também a satisfação de dominar algo diferente e a emoção de estar<text:line-break/>capaz de construir e lançar um aplicativo orientado a dados completo por si só.<text:line-break/>Os benefícios do trabalho em equipe incluem<text:line-break/>■Você está mais propenso a ter uma melhor visão do quadro maior de entendimento<text:line-break/>as diferentes áreas e como eles se encaixam.<text:line-break/><text:line-break/>■Você vai formar uma apreciação do que outras partes da equipe estão fazendo eo que<text:line-break/>eles precisam para ser bem sucedido.<text:line-break/><text:line-break/>■Os membros da equipe podem se mover mais livremente.<text:line-break/><text:line-break/>■Os benefícios adicionais quando se trabalha por si mesmo incluir<text:line-break/><text:line-break/>■Você pode construir aplicativos de ponta a ponta por si mesmo com nenhuma dependência em<text:line-break/>outras pessoas. Você tem mais habilidades, serviços e recursos para oferecer aos clientes.<text:line-break/><text:line-break/>Ao todo, há muito a ser dito para o desenvolvimento full-stack. A maioria dos mais<text:line-break/>desenvolvedores talentosos que eu conheci ter sido desenvolvedores full-stack. <text:span text:style-name="T48">A capacidade de ver a “Big picture” dá-lhe uma vantagem enorme.<text:line-break/><text:line-break/></text:span><text:bookmark text:name="result_box5"/><text:span text:style-name="T25">1.1.4 Por que <text:s/></text:span><text:span text:style-name="T26">MEAN</text:span><text:span text:style-name="T25"> </text:span><text:span text:style-name="T26">stack</text:span><text:span text:style-name="T25"> especificamente?</text:span><text:line-break/><text:span text:style-name="T46">A pilha MÉDIA reúne algumas das tecnologias web "best-of-breed" modernos<text:line-break/>numa pilha muito poderoso e flexível. Uma das grandes coisas sobre a pilha MÉDIA<text:line-break/>é que não só usa JavaScript no navegador, ele usa JavaScript por toda parte. Usando<text:line-break/>a pilha de dizer, você pode codificar tanto o front-end e back-end na mesma língua.</text:span><text:line-break/><text:soft-page-break/>O princípio tecnologia que permite que isso aconteça é Node.js, trazendo o JavaScript para<text:line-break/>o back-end.<text:line-break/><text:span text:style-name="T25">1.2 Introduzindo Node.js: O servidor web / plataforma</text:span><text:line-break/>Node.js é o “N” <text:span text:style-name="T49">de MEAN</text:span>. <text:s/>não significa que ele é o menos importante, é na verdade, a base da <text:span text:style-name="T50">stack</text:span>!<text:line-break/><text:span text:style-name="T40">Em poucas palavras, Node.js é uma plataforma de software que permite que você crie seu próprio<text:line-break/>aplicativos de servidor web e de construção de web em cima dela.</text:span> Node.js não é em si mesmo um servidor web, nem é um idioma. Ele contém uma biblioteca de servidor HTTP embutido, o que significa que você Não é necessário executar um programa separado servidor web como o Apache ou Internet Infor- Serviços de infor- (IIS). Esta última análise, dá-lhe maior controle sobre como seu web servidor funciona, mas também aumenta a complexidade de começá-lo instalado e funcionando.<text:line-break/>Com o PHP, por exemplo, você pode facilmente encontrar um servidor compartilhado running host<text:line-break/>Apache, enviar alguns arquivos através de FTP, e-todos sendo bem o seu site está em execução. este<text:line-break/>funciona porque o host já configurou o Apache para você e outras pessoas a utilizar.<text:line-break/>Com Node.js este não é o caso, como você configurar o servidor Node.js quando você cria<text:line-break/>sua aplicação. Muitos dos anfitriões web tradicionais estão atrás da curva em Node.js<text:line-break/>apoio, mas uma série de nova plataforma como serviço (PaaS) anfitriões estão surgindo para<text:line-break/>atender a essa necessidade, incluindo Heroku, Nodejitsu, e OpenShift. A abordagem para<text:line-break/>implantação de sites ao vivo nesses PaaS exércitos é diferente do modelo velho FTP, mas é<text:line-break/>muito fácil quando você pegar o jeito dele. Nós estaremos implantação de um site ao vivo para Heroku como nós ir através do livro.<text:line-break/>Uma abordagem alternativa para hospedar um aplicativo Node.js é fazer tudo sozinho em um<text:line-break/>servidor dedicado no qual você pode instalar qualquer coisa que você precisa. Mas servidor de produção administração é toda uma outra livro! E enquanto você poderia trocar de modo independente.<text:line-break/><text:span text:style-name="T25">1.2.1 JavaScript: A linguagem única através da pilha</text:span><text:line-break/>Uma das principais razões que Node.js está a ganhar ampla popularidade é que você codificá-lo<text:line-break/>em uma linguagem que a maioria dos desenvolvedores web já estão familiarizados com: JavaScript. Até Agora, se você quiser ser um desenvolvedor full-stack que teve de ser proficiente em, pelo menos, dois idiomas: JavaScript no front-end e outra coisa, como PHP ou Ruby on<text:line-break/>o back-end.<text:line-break/>A incursão da Microsoft em server-side JavaScript<text:line-break/>No final de 1990 a Microsoft lançou o Active Server Pages (agora conhecido como Clássico<text:line-break/>ASP). ASP poderia ser escrito em VBScript ou JavaScript, mas a versão de JavaScript<text:line-break/>não realmente decolar. Esta é em grande parte porque, na época, um monte de pessoas estavam familiarizados<text:line-break/>com o Visual Basic, VBScript que parece. A maioria dos livros e recursos on-line<text:line-break/>eram para VBScript, por isso snowballed para se tornar a linguagem "padrão" para Clas-<text:line-break/>sic ASP.<text:line-break/>Com o lançamento do Node.js você pode alavancar o que você já sabe e colocá-lo de usar<text:line-break/>no servidor. Uma das partes mais difíceis de aprender uma nova tecnologia como esta é aprendizagem<text:line-break/>ing a língua, mas se você já sabe um pouco de JavaScript, então você está um passo à frente!<text:line-break/>Há, naturalmente, uma curva de aprendizado quando se toma em Node.js, mesmo se você é um<text:line-break/>experiente front-end JavaScript desenvolvedor. Os desafios e obstáculos em server-<text:line-break/>programação lado são diferentes daqueles no front-end, mas você vai enfrentar essas não<text:line-break/>importa o que a tecnologia que você usa. No final frente você pode estar preocupado com MAK<text:line-break/>ing certeza que tudo funciona em uma variedade de diferentes navegadores em dispositivos diferentes. Ligar<text:line-break/>o servidor você é mais provável estar ciente do fluxo do código, para garantir que <text:span text:style-name="T51">a pilha</text:span> não <text:soft-page-break/>desperdiça recursos do sistema.<text:line-break/><text:line-break/><text:bookmark text:name="result_box6"/><text:span text:style-name="T25">1.2.2 Rápido, eficiente e escalável</text:span><text:line-break/>Outra razão para a popularidade do Node.js é, quando codificado corretamente, é extremamente<text:line-break/>rápido e faz uso muito eficiente dos recursos do sistema. Isso permite que uma aplicação Node.js<text:line-break/>ção para servir mais usuários em menos recursos do servidor do que a maioria da outra corrente principal tecnologias de servidor. <text:span text:style-name="T35">Assim, os empresários também gostam da idéia de Node.js porque pode reduzir os seus custos de funcionamento, mesmo em grande escala.</text:span><text:line-break/>Como ele faz isso? Node.js é leve em recursos do sistema porque <text:span text:style-name="T35">é </text:span><text:span text:style-name="T36">single-</text:span><text:span text:style-name="T35">threaded</text:span>, enquanto que <text:span text:style-name="T35">servidores web tradicionais são multithread</text:span>. Vamos dar uma olhada no que<text:line-break/>significa que, a partir de vários segmentos com a abordagem tradicional.<text:line-break/><text:span text:style-name="T42">Traditional multithreaded WEB SERVER</text:span><text:span text:style-name="T47"><text:line-break/>A maioria dos servidores atuais do grosso da população da web são de vários segmentos, incluindo Apache e IIS. O que isto significa é que cada novo visitante (ou sessão) é dado um "thread" em separado e quantidade de RAM associada, muitas vezes, cerca de 8 MB.</text:span><text:line-break/>Pensando em uma analogia do mundo real, imaginar duas pessoas entrando em um banco querendo<text:line-break/>fazer coisas separadas. Em um modelo de multithreaded que cada <text:s/><text:span text:style-name="T52">um </text:span>tinham <text:span text:style-name="T52">que</text:span> ir para um caixa de banco separado que iria lidar com seus pedidos, como mostrado na figura 1.3.<text:line-break/>Você pode ver na figura 1.3 que Simon vai para a Caixa de Banco 1 e Sally vai para o banco<text:line-break/>teller 2. <text:span text:style-name="T40">Nenhum dos lados tem conhecimento ou impactado pela outra.</text:span> Caixa de banco 1 trata<text:line-break/>Simon em toda a totalidade da operação e ninguém mais; o mesmo vale para<text:line-break/>Caixa de banco 2 e Sally.<text:line-break/>Esta abordagem funciona perfeitamente bem, desde que você tem <text:span text:style-name="T35">escrutinadores</text:span> suficiente para atender a clientes. Quando o banco <text:span text:style-name="T53">fica</text:span> agitado e os clientes superam os escrutinadores, que é<text:line-break/>quando o serviço começa a desacelerar e os clientes têm que esperar para ser visto. Enquanto<text:line-break/>bancos nem sempre se preocupar com isso muito, e parecem felizes em fazer a fila,</text:p>
      <text:p text:style-name="P15"><text:span text:style-name="T54">Isso</text:span> não é verdade para websites. Se um site é lento para responder é provável que você sai<text:span text:style-name="T54">a</text:span> e<text:line-break/>nunca volte.<text:line-break/>Esta é uma das razões pelas quais os servidores web são muitas vezes <text:span text:style-name="T54">super equipados</text:span> e têm assim<text:line-break/><text:span text:style-name="T54">muita </text:span>quantidade de memória RAM, mesmo que eles não precisam dele 90% do tempo. O hardware está configurado em tal forma a ser preparado para um enorme aumento no tráfego. É como a contratação de um banco 50 contadores de tempo integral e se mudar para um prédio maior, porque eles ocupados na hora do almoço.<text:line-break/>Certamente há uma maneira melhor, uma forma que é um pouco mais escalável? Aqui é onde um<text:span text:style-name="T54">a </text:span><text:s/>abordagem <text:span text:style-name="T54">single-threaded </text:span><text:s/>entra.<text:line-break/><text:span text:style-name="T25">UM </text:span><text:span text:style-name="T27">servidor Single </text:span><text:span text:style-name="T25">THREADED </text:span><text:line-break/>Um servidor Node.js é single-threaded e funciona de forma diferente do que a maneira de vários segmentos. <text:span text:style-name="T35">Ao invés de dar a cada visitante um thread único e um silo separado de recursos, cada visitante junta-se </text:span><text:span text:style-name="T38">a</text:span><text:span text:style-name="T35"> mesm</text:span><text:span text:style-name="T38">a</text:span><text:span text:style-name="T35"> </text:span><text:span text:style-name="T37">thread</text:span><text:span text:style-name="T35">. Um visitante </text:span><text:span text:style-name="T39">e a thread</text:span><text:span text:style-name="T35"> só interagem quando necessário, quando o visitante está solicitando algo ou o segmento está respondendo a uma solicitação.<text:line-break/>Voltando à analogia do caixa de banco, haveria apenas uma caixa que lida com<text:line-break/>todos os clientes.</text:span> Mas em vez de ir fora e gerenciar todas as solicitações end-to-end,<text:line-break/>os delegados de caixa para qualquer equipe tarefas que consomem tempo "back office" e lida com a<text:line-break/>próximo pedido. Figura 1.4 ilustra como isso pode funcionar, usando os mesmos dois pedidos<text:line-break/>a partir do exemplo de vários segmentos.</text:p>
      <text:p text:style-name="P15"><text:bookmark text:name="result_box7"/>Na abordagem single-threaded mostrado na figura 1.4, Sally e Simon tanto dar o seu<text:line-break/>solicitações para a mesma caixa de banco. Mas, em vez de lidar com um deles inteiramente<text:line-break/>antes do próximo, o narrador dá o primeiro pedido e passa-o para a melhor pessoa para<text:line-break/>lidar com ele, antes de tomar a próxima solicitação e fazer a mesma coisa. Quando o caixa<text:line-break/>é dito que a tarefa solicitada é concluída, a caixa, em seguida, passa este direto para<text:line-break/>o visitante que o solicitou.<text:line-break/><text:bookmark text:name="result_box8"/><text:soft-page-break/><text:span text:style-name="T30">Bloqueio contra o código sem bloqueio<text:line-break/></text:span><text:span text:style-name="T75">Com o modelo single-threaded que é importante lembrar que todos os seus usuários usar<text:line-break/>o mesmo processo central. Para manter o bom fluxo você precisa ter certeza de que </text:span><text:span text:style-name="T63">nada na </text:span><text:span text:style-name="T62">comunicação <text:s/>em seu código provoca um atraso,</text:span><text:span text:style-name="T75"> bloqueando outra operação. Um exemplo seria se o caixa do banco tem que ir para o seguro depositar o dinheiro para Simon, Sally teria<text:line-break/>esperar para fazer seu pedido.<text:line-break/>Da mesma forma, se o seu processo central é responsável por ler cada arquivo estático (como<text:line-break/>CSS, JavaScript ou imagens) que não será capaz de processar qualquer outra solicitação, assim </text:span><text:span text:style-name="T76">bloqueando </text:span><text:span text:style-name="T75"><text:s/>o fluxo. Outra tarefa comum que é potencialmente bloqueio está interagindo com um<text:line-break/>banco de dados. Se seu processo está indo para o banco de dados cada vez que for solicitado, seja </text:span><text:span text:style-name="T77">uma busca</text:span><text:span text:style-name="T75"> </text:span><text:span text:style-name="T77">de</text:span><text:span text:style-name="T75"> dados ou o salvamento, não será capaz de </text:span><text:span text:style-name="T77">efetuar a operação.</text:span><text:span text:style-name="T75"><text:line-break/></text:span><text:span text:style-name="T62">Assim, para a abordagem single-threaded para trabalhar, você deve se certificar que seu código é não-bloque</text:span><text:span text:style-name="T64">ante</text:span><text:span text:style-name="T62">. A maneira de conseguir isso é fazer com que todas as operações de bloqueio executado de forma assíncrona, impedindo-os de bloquea</text:span><text:span text:style-name="T65">r</text:span><text:span text:style-name="T62"> o fluxo do seu processo principal.</text:span><text:span text:style-name="T67"><text:line-break/>Apesar de haver apenas uma única caixa, nenhum dos visitantes é conhecida a outra, e<text:line-break/>nenhum deles é impactado pelas solicitações do outro. Esta abordagem significa que<text:line-break/>o banco não precisa de um grande número de caixas constantemente na mão.</text:span> Este modelo não é<text:line-break/>infinitamente escalável, é claro, mas é mais eficiente. <text:span text:style-name="T55">Você pode fazer mais com menos<text:line-break/>recursos.</text:span> Isso não significa que você nunca mais vai precisar adicionar mais recursos.<text:line-break/>Esta abordagem particular é possível em Node.js devido à capacida- assíncrona<text:line-break/> de JavaScript. Você vai ver isso em ação ao longo do livro, mas se você não tiver certeza<text:line-break/>na teoria, veja apêndice D, em particular a seção sobre chamadas de retorno.</text:p>
      <text:p text:style-name="P17"><text:bookmark text:name="result_box9"/><text:span text:style-name="T16">1.2.3 Usando pacotes pré-construídos através NPM<text:line-break/></text:span><text:span text:style-name="T71">NPM é um gerenciador de pacotes que é instalado quando você instala Node.js. NPM dá-lhe<text:line-break/>a capacidade de baixar módulos Node.js ou "pacotes" para estender a funcionalidade de<text:line-break/>sua aplicação. No momento da escrita, existem mais de 46.000 pacotes disponíveis<text:line-break/>através da NPM</text:span><text:span text:style-name="T13">, dando-lhe uma indicação de quanto profundidade de conhecimento e<text:line-break/>experimentar você pode trazer para a aplicação.<text:line-break/>Pacotes em NPM variam muito em o que lhe dão. Vamos usar alguns ao longo deste<text:line-break/>livro para trazer uma estrutura de aplicativo e driver de banco de dados com suporte esquema.<text:line-break/>Outros exemplos incluem bibliotecas auxiliares como sublinhado, estruturas de teste como Mocha,<text:line-break/>e outros utilitários como Colors, que adiciona suporte de cores para os logs do console Node.js.<text:line-break/>Vamos olhar mais de perto NPM e como ele funciona quando começar a construção de uma<text:line-break/>aplicação no capítulo 3.<text:line-break/>Como você viu, Node.js é extremamente poderoso e flexível, mas não lhe dá<text:line-break/>muita ajuda quando se tenta criar um site ou aplicativo. Express foi criado para<text:line-break/>lhe dar uma mão aqui. Express é instalado utilizando NPM.<text:line-break/><text:line-break/></text:span><text:bookmark text:name="result_box10"/><text:span text:style-name="T16">1.3 Apresentando Express: O quadro<text:line-break/></text:span><text:span text:style-name="T13">Express é </text:span><text:span text:style-name="T19">o</text:span><text:span text:style-name="T13"> E em </text:span><text:span text:style-name="T19">MEAN</text:span><text:span text:style-name="T13">. Como Node.js é uma plataforma, ela não prescreve como deve<text:line-break/>ser configurado ou usado. Esta é uma das suas grandes forças. Mas, quando a criação de sites e<text:line-break/>aplicações web há algumas tarefas comuns que precisam fazer o tempo todo.<text:line-break/>Express é um framework de aplicações web para o Node.js que foi projetado para fazer isso<text:line-break/>de uma forma bem testado e repetível.<text:line-break/></text:span><text:span text:style-name="T16">1.3.1 Facilitando a sua configuração do servidor<text:line-break/></text:span><text:span text:style-name="T71">Como já observado, Node.js é uma plataforma não um servidor. Isso permite que você seja criativo com sua configuração de servidor e fazer coisas que outros servidores web não pode fazer</text:span><text:span text:style-name="T13">. Ele também torna mais difícil para obter um site up básico e em execução.<text:line-break/></text:span><text:span text:style-name="T72">Facilidades do </text:span><text:span text:style-name="T71"><text:s/>express afasta esta dificuldade através da criação de um servidor web para ouvir as solicitações de entrada e retornar respostas relevantes. Além disso, também define um</text:span><text:span text:style-name="T72">a</text:span><text:span text:style-name="T71"> estrutura </text:span><text:span text:style-name="T72">de diretório</text:span><text:span text:style-name="T71">.</text:span><text:span text:style-name="T13"> Uma dessas pastas é configurado para servir arquivos estáticos </text:span><text:span text:style-name="T20">de </text:span><text:soft-page-break/><text:span text:style-name="T20">forma não bloqueante</text:span><text:span text:style-name="T13"> – </text:span><text:span text:style-name="T20">a </text:span><text:span text:style-name="T13">última coisa que queremos é que o seu pedido ter que esperar quando alguém solicita um arquivo CSS! Você pode configurar esse mesmo diretamente no Node.js, mas Expresso faz isso por você.<text:line-break/></text:span><text:span text:style-name="T16">1.3.2 Encaminhamento de URLs para respostas</text:span><text:span text:style-name="T13"><text:line-break/>Uma das grandes características de Express é que ele fornece uma interface muito simples para<text:line-break/>dirigir uma URL de entrada para um determinado pedaço de código. Se isso vai servir a um<text:line-break/>A página HTML estático, ler a partir de um banco de dados, ou escrever para um banco de dados, não importa realmente.<text:line-break/></text:span><text:span text:style-name="T71">A interface é simples e consistente.<text:line-break/></text:span><text:span text:style-name="T13">O Express tem feito aqui é abstrair um pouco da complexidade de fazer isso em Node.js nativa, para tornar o código mais rápido a escrever e mais fácil de manter.<text:line-break/></text:span><text:span text:style-name="T16">1.3.3 Visualizações: respostas HTML<text:line-break/></text:span><text:span text:style-name="T13">É provável que você vai querer responder a muitas das solicitações para seu aplicativo<text:line-break/>enviando algum HTML para o navegador. Até agora ele vai vir como nenhuma surpresa para você que Expresso torna isso mais fácil do que é na Node.js <text:s/>nativa<text:line-break/></text:span><text:span text:style-name="T71">Express oferece suporte para um número de diferentes motores de templates que fazem<text:line-break/>-lo mais fácil de construir páginas HTML de uma forma inteligente, usando componentes reutilizáveis ​​bem<text:line-break/>como dados de sua aplicação.</text:span><text:span text:style-name="T13"> Expresso compila estes juntos e serve-los para o<text:line-break/><text:line-break/></text:span><text:span text:style-name="T78">1.3.4 Lembrando os visitantes com o suporte de sessão<text:line-break/></text:span><text:span text:style-name="T13">Sendo single-threaded, Node.js não se lembra de um visitante de um pedido ao<text:line-break/>Próximo. </text:span><text:span text:style-name="T71">Ele não tem um silo de RAM reservada só para você</text:span><text:span text:style-name="T13">; </text:span><text:span text:style-name="T71">ele só vê uma série de HTTP<text:line-break/>pedidos. HTTP é um protocolo sem estado, então não há nenhum conceito de armazenar um estado de sessão<text:line-break/>há.</text:span><text:span text:style-name="T13"> Tal como está, o que torna difícil para criar uma experiência personalizada em<text:line-break/>Node.js ou têm uma área segura onde um usuário tem que logar-não é muito útil se o site<text:line-break/>esquece que você está em todas as páginas. Você pode fazê-lo, é claro, mas você tem que codificar<text:line-break/>-lo sozinho.<text:line-break/>Ou, você nunca vai adivinhar o que: Express tem uma resposta para isso também! Expresso vem com<text:line-break/>a capacidade de usar sessões para que você possa identificar visitantes individuais através de múltiplos<text:line-break/>pedidos e páginas. Obrigado Expresso!<text:line-break/>Sentado em cima de Node.js, Expresso dá-lhe uma grande mão amiga e um arranque de som<text:line-break/>ponto ing para a construção de aplicações web. Ele abstrai uma série de complexidades<text:line-break/>e as tarefas repetitivas que a maioria de nós não precisam, ou querem-se preocupar. Nós apenas<text:line-break/>quer construir aplicações web.</text:span></text:p>
      <text:p text:style-name="P17"><text:span text:style-name="T13"/></text:p>
      <text:p text:style-name="P15"><text:bookmark text:name="result_box11"/><text:span text:style-name="T25">1.4 Apresentando MongoDB: O banco de dados<text:line-break/></text:span>A capacidade de armazenar e utilizar dados é vital para a maioria das aplicações. Na média, a pilha de banco de dados de escolha é Mongo DB, o M em dizer. Mongo DB encaixa na pilha incrivelmente bem. Como Node.js, é conhecida por ser rápido e escalável.<text:line-break/><text:span text:style-name="T25">1.4.1 Relacional contra bancos de dados de documentos<text:line-break/></text:span>Se você já usou um banco de dados relacional antes, ou até mesmo uma folha de cálculo, poderá ser utilizado para a conceito de colunas e linhas. Normalmente, uma coluna define o nome e tipo de dados e cada linha seria uma entrada diferente. Veja a tabela 1.1 para um exemplo disso.</text:p>
      <text:p text:style-name="P17"><text:span text:style-name="T13"><text:line-break/></text:span><text:bookmark text:name="result_box12"/><text:span text:style-name="T13">Mongo DB não é assim! Mongo DB é um banco de dados de documentos. O conceito de linhas ainda mas existe colunas são removidas a partir da imagem. </text:span><text:span text:style-name="T71">Em vez de uma coluna <text:s/>definir o que<text:line-break/>deve estar na linha, cada linha é um documento, e este documento define e<text:line-break/>mantém os dados em si</text:span><text:span text:style-name="T13">. Veja a tabela 1.2 para saber como uma coleção de documentos podem ser </text:span><text:soft-page-break/><text:span text:style-name="T13">listados<text:line-break/>(O layout recuado é para facilitar a leitura, não uma visualização de colunas).<text:line-break/></text:span><text:bookmark text:name="result_box13"/><text:span text:style-name="T13">Esta abordagem menos estruturado significa que uma colecção de documentos podem ter uma ampla variedade de dados dentro. Vamos dar uma olhada em um documento de amostra de modo que você tem uma idéia melhor do que eu estou falando.<text:line-break/><text:line-break/></text:span><text:span text:style-name="T16">4.2 documentos MongoDB: armazenamento de dados JavaScript<text:line-break/></text:span><text:span text:style-name="T71">Mongo DB armazena documentos como BSON, que é JSON binário (JavaScript Serialized<text:line-break/>Object Notation).</text:span><text:span text:style-name="T13"> Não se preocupe por agora, se você não está totalmente familiarizado com JSON -check<text:line-break/>a seção relevante no apêndice D, que pode ser encontrada online em https: // www<text:line-break/>.manning.com / livros / obtendo-média-com-mongo-express-angular-and-nó. Em resumo,<text:line-break/></text:span><text:span text:style-name="T71">JSON é uma maneira JavaScript da exploração dos dados, daí porque Mongo DB encaixa tão bem na JavaScript-centric SIGNIFICA pilha!<text:line-break/></text:span><text:span text:style-name="T13">O seguinte trecho de código mostra uma amostra documento muito simples Mongo DB:</text:span></text:p>
      <text:p text:style-name="P24"><text:span text:style-name="T13"><text:tab/></text:span><text:span text:style-name="T74">{</text:span></text:p>
      <text:p text:style-name="P25"><text:span text:style-name="T13"><text:tab/><text:tab/>“fistName”: “João Dória”,</text:span></text:p>
      <text:p text:style-name="P25"><text:span text:style-name="T13"><text:tab/><text:tab/>“lastName” : “Holmes”,</text:span></text:p>
      <text:p text:style-name="P25"><text:span text:style-name="T13"><text:tab/><text:tab/>_id : ObjectId(“52279effc62ca8b0c1000007”)</text:span></text:p>
      <text:p text:style-name="P25"><text:span text:style-name="T13"><text:tab/>}</text:span></text:p>
      <text:p text:style-name="P25"><text:span text:style-name="T13"/></text:p>
      <text:p text:style-name="P21"><text:bookmark text:name="result_box14"/>Mesmo se você não sabe o JSON que bem, você provavelmente pode ver que este documento <text:line-break/><text:span text:style-name="T79">mostra </text:span>os nomes e sobrenomes de, <text:span text:style-name="T79">João Dória</text:span>! <text:span text:style-name="T55">Então ao invés de um documento que prende um<text:line-break/>conjunto de dados que corresponde a um conjunto de colunas, um documento contém pares nome e valor.</text:span><text:line-break/>Isto torna um documento útil por direito próprio, como se descreve e define os dados.<text:line-break/>Uma palavra rápida sobre _ id. Você provavelmente reparou na _ entrada id ao lado dos nomes<text:line-break/>no exemplo anterior documento Mongo DB. O<text:span text:style-name="T55"> _ entidade id é um identificador exclusivo<text:line-break/>que Mongo DB irá atribuir a qualquer novo documento quando ele é criado.</text:span><text:line-break/>Nós vamos olhar para documentos Mongo DB em mais detalhes no capítulo 5, quando começamos a adicionar os dados em nossa aplicação.<text:line-break/><text:span text:style-name="T25">1.4.3 Mais do que apenas um banco de dados de documentos<text:line-break/></text:span><text:span text:style-name="T55">Mongo DB se diferencia de muitos outros bancos de dados de documentos com o seu apoio<text:line-break/>indexação secundário e consultas ricos</text:span>. <text:span text:style-name="T55">Isso significa que você pode criar índices em mais<text:line-break/>do que apenas o campo identificador único, e consultar campos indexados é muito mais rápido.</text:span> Vocês Também é possível criar algumas consultas bastante complexas contra um Mongo DB banco de dados não ao nível de enorme comandos SQL com junções em todo o lugar, mas poderoso o suficiente para mais casos de uso.<text:line-break/><text:span text:style-name="T25">15 MongoDB: O banco de dados</text:span><text:line-break/>Como vamos construir uma aplicação com o curso deste livro, nós vamos chegar a ter algum<text:line-break/>divertir com isso, e você vai começar a apreciar exatamente o que Mongo DB pode fazer.<text:line-break/><text:span text:style-name="T25">1.4.4 O que é MongoDB não é bom para?<text:line-break/></text:span><text:span text:style-name="T55">Mongo DB não é uma base de dados transaccionais, e não deve ser usado como tal.</text:span> A transação<text:line-break/>banco de dados <text:span text:style-name="T80">rela</text:span>cional pode tomar uma série de operações separadas como uma transação. Se qualquer uma das operações em uma transação deve falhar toda a transação falhar, e nenhum<text:line-break/>das operações completa. O Mongo DB não funciona assim. <text:span text:style-name="T68">Mongo DB terá cada<text:line-break/></text:span><text:span text:style-name="T69">uma das</text:span><text:span text:style-name="T68"> operações de forma independente; se um</text:span><text:span text:style-name="T69">a</text:span><text:span text:style-name="T68"> falhar, então sozinho ele </text:span><text:span text:style-name="T69">irá </text:span><text:span text:style-name="T68">falhar e o resto d</text:span><text:span text:style-name="T70">as</text:span><text:span text:style-name="T68"><text:line-break/>operações vão continuar. </text:span><text:span text:style-name="T66">Isto é importante se você precisa atualizar vários conjuntos ou documentos de uma só vez.</text:span><text:span text:style-name="T68"><text:line-break/>Se você está construindo um carrinho de compras, por exemplo, você precisa ter certeza de que o pagamento mento é registada, e também que a encomenda é marcado como confirmado para ser pró-<text:line-break/></text:span><text:soft-page-break/><text:span text:style-name="T68">não transformados. Você certamente não quer entreter a possibilidade de que um cliente pode ter<text:line-break/>pago por uma ordem que seu sistema pensa ainda está no checkout. Assim, estes dois opera-<text:line-break/>ções precisam ser amarrados juntos em uma transação. Sua estrutura de banco de dados pode permitir que<text:line-break/>que você faça isso em uma coleção, ou você pode codificar fallbacks e redes de segurança em seu<text:line-break/>lógica da aplicação no caso de um falhar, ou você pode optar por utilizar um banco de dados transacional.<text:line-break/></text:span><text:span text:style-name="T25">1.4.5 Mongoose para modelagem de dados e muito mais<text:line-break/></text:span>flexibilidade do Mongo DB sobre o que ele armazena em documentos é uma grande coisa para <text:span text:style-name="T81">o</text:span> database. Mas a maioria das aplicações precisa alguma estrutura para seus dados. Note-se que é <text:span text:style-name="T82">a aplicação que</text:span> <text:span text:style-name="T82">fornece a</text:span> estrutura, não o banco de dados. <text:span text:style-name="T55">Então, onde é que faz mais sentido para<text:line-break/>definir a estrutura de seus dados de aplicativos? Na própria aplicação!</text:span><text:line-break/>Para este fim, a empresa por trás Mongo DB criado <text:span text:style-name="T25">Mongoose</text:span>. Em seu próprio<text:line-break/>palavras, <text:span text:style-name="T25">Mongoose fornece "modelagem elegante objeto Mongo DB para Node.js" (http: //<text:line-break/>mongoosejs.com/).</text:span></text:p>
      <text:p text:style-name="P22"><text:span text:style-name="T28">O que é</text:span><text:span text:style-name="T25"> <text:s/>a modelagem de dados?<text:line-break/></text:span>modelagem de dados, no contexto do Mongoose e Mongo DB, é definir o que os dados podem<text:line-break/>estar em um documento, e quais dados devem estar em um documento. Ao armazenar informações de usuário<text:line-break/>ção você pode querer ser capaz de salvar o primeiro nome, sobrenome, endereço de e-mail e<text:line-break/>número de telefone. Mas você só precisa do primeiro nome e endereço de e-mail, e o e-mail<text:line-break/>endereço deve ser exclusivo. Esta informação é definida em um esquema, o qual é utilizado como o<text:line-break/>base para o modelo de dados.<text:line-break/><text:span text:style-name="T29">O que mongoose oferece?</text:span><text:line-break/><text:span text:style-name="T55">Bem como os dados de modelagem, Mongoose adiciona uma camada inteira de recursos no topo de Mon</text:span><text:span text:style-name="T56">go</text:span><text:span text:style-name="T55"> DB que são úteis na construção de aplicações web. Mongoose torna mais fácil<text:line-break/>gerenciar as conexões com o banco de dados Mongo DB, bem como para salvar os dados e ler<text:line-break/>dados.</text:span> Vamos usar tudo isso mais tarde. Também vamos discutir como <text:span text:style-name="T55">Mongoose permite adicionar validação de dados no nível de esquema, certificando-se que você só permitir que os dados válidos para ser salvo no banco de dados</text:span></text:p>
      <text:p text:style-name="P22"><text:line-break/>Mongo DB é uma ótima opção de banco de dados para a maioria das aplicações web, porque pro-<text:line-break/>v<text:span text:style-name="T83">ê</text:span> um equilíbrio entre a velocidade de bases de dados de documentos puras e o poder de rela-<text:line-break/>bancos de dados adicionais. Que os dados são efectivamente armazenados na JSON torna os dados perfeito armazenar para a pilha de dizer.</text:p>
      <text:p text:style-name="Standard"/>
      <text:p text:style-name="P19"><text:bookmark text:name="result_box15"/><text:span text:style-name="T25">1.5 Apresentando AngularJS: A estrutura front-end</text:span><text:line-break/><text:span text:style-name="T55">Angular JS é a A em </text:span><text:span text:style-name="T57">MEAN</text:span><text:span text:style-name="T55">. Em termos simples, Angular JS é um framework JavaScript para trabalhar com dados directamente n</text:span><text:span text:style-name="T58">o front-end</text:span><text:span text:style-name="T55">.</text:span><text:line-break/>Você poderia usar Node.js, Express, e Mongo DB para construir uma data- pleno funcionamento<text:line-break/>aplicação web conduzido. E nós vamos fazer exatamente isso ao longo do livro. Mas você pode colocar alguns cereja no topo do bolo, adicionando JS angular para a pilha.<text:line-break/>A maneira tradicional de fazer as coisas é ter todo o processamento de dados e rente<text:line-break/>lógica catião no servidor, o qual, em seguida, passa para fora HTML para o navegador. angular JS<text:line-break/>permite mover alguns ou todos esse processamento e lógica para o navegador, alguns-<text:line-break/>vezes, deixando o servidor só de passagem de dados do banco de dados. Vamos dar uma olhada <text:span text:style-name="T84">nisso quando formos</text:span> discutimos <text:span text:style-name="T59">vinculação </text:span><text:span text:style-name="T55">bidirecional de dados</text:span>, mas primeiro temos de abordar o questão de saber se Angular JS é como jQuery, a biblioteca JavaScript front-end líder.<text:line-break/><text:span text:style-name="T25">1.5.1 jQuery contra AngularJS<text:line-break/></text:span>Se você estiver familiarizado com jQuery, você pode estar se perguntando se Angular JS funciona da mesma caminho. A resposta curta é não, não realmente. jQuery é geralmente adicionada a uma página para fornecer<text:line-break/><text:soft-page-break/>interatividade, <text:span text:style-name="T55">após o HTML foi enviado para o navegador eo Document Object<text:line-break/>Model (DOM) foi completamente carregado. Angular JS vem em uma etapa anterior e ajuda a colocar junto do HTML com base nos dados fornecidos.</text:span><text:line-break/>Além disso, jQuery é uma biblioteca, e como tal tem uma coleção de recursos que você pode usar como você deseja. Angular JS é o que é conhecido como um quadro opinativo. Isto significa que ele<text:line-break/>obriga o seu parecer sobre você a respeito de como ele precisa ser usado.<text:line-break/>Como mencionado, Angular JS ajuda a colocar o código HTML em conjunto com <text:span text:style-name="T85">a </text:span>base <text:span text:style-name="T85">de</text:span> dados<text:line-break/>DESDE, mas ele faz mais do que isso. <text:span text:style-name="T55">Ele também atualiza imediatamente o HTML se </text:span><text:span text:style-name="T61">existem</text:span><text:span text:style-name="T55"> mudanças</text:span><text:span text:style-name="T61"> de dados</text:span><text:span text:style-name="T55">, e também pode atualizar os dados se </text:span><text:span text:style-name="T60">há</text:span><text:span text:style-name="T55"> alterações </text:span><text:span text:style-name="T60">no </text:span><text:span text:style-name="T55">HTML.</text:span> Isto é conhecido como <text:span text:style-name="T55">bidireccional ligação de dados</text:span>, que agora vou dar uma rápida olhada.<text:line-break/><text:span text:style-name="T25">1.5.2 A ligação de dados de duas vias</text:span> : <text:span text:style-name="T25">Trabalhando com dados em uma página</text:span><text:line-break/>Para entender bidirecional vinculação de dados, vamos começar com um olhar para a abordagem tradicional de uma forma de vinculação de dados. <text:span text:style-name="T86">Único caminho</text:span> <text:span text:style-name="T86">de </text:span>vinculação de dados é o que você está apontando para quando usar Node.js, Express, e Mongo DB. Node.js obtém os dados do Mongo DB, expres<text:span text:style-name="T86">s</text:span> e, em seguida, usa um modelo para compilar esses dados em HTML que é então entregue ao servidor. Este processo é ilustrado na figura 1.5.<text:line-break/>Este modelo “one-way” é a base para a maioria dos sites de bases de dados. Neste modelo<text:line-break/>a maior parte do trabalho é feito no servidor, deixando o navegador apenas para renderizar HTML<text:line-break/>e executar qualquer interatividade JavaScript.</text:p>
      <text:p text:style-name="Standard"><text:line-break/><text:bookmark text:name="result_box16"/><text:span text:style-name="T71">Two-way vinculação de dados é diferente. Em primeiro lugar, o modelo e os dados são enviados independentemente para o navegador. O próprio navegador compila o modelo para a vista e os dados em um modelo. A verdadeira diferença é que a vista é "ao vivo". A visão é vinculado ao modelo, por isso, se o modelo muda a visão muda instantaneamente. Além de tudo isso, se </text:span><text:span text:style-name="T73">existe</text:span><text:span text:style-name="T71"> alterações </text:span><text:span text:style-name="T73">na view</text:span><text:span text:style-name="T71">, em seguida, o modelo também muda.</text:span><text:span text:style-name="T13"> ligação de duas vias é ilustrado na figura 1.6.<text:line-break/>Como o armazenamento de dados é susceptível de ser exposto através de uma API e não intimamente ligado ao aplicação, há normalmente algum processamento envolvidos antes de <text:s/>adicionar ao modelo.<text:line-break/>Você quer ter a certeza de que você está ligando os dados corretos, relevantes para a vi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14:17:29.957853283</meta:creation-date>
    <dc:date>2016-02-04T12:50:37.404587035</dc:date>
    <meta:editing-duration>PT3H58M43S</meta:editing-duration>
    <meta:editing-cycles>87</meta:editing-cycles>
    <meta:generator>LibreOffice/4.4.6.3$Linux_X86_64 LibreOffice_project/40m0$Build-3</meta:generator>
    <meta:document-statistic meta:table-count="1" meta:image-count="0" meta:object-count="0" meta:page-count="10" meta:paragraph-count="34" meta:word-count="5532" meta:character-count="33093" meta:non-whitespace-character-count="27546"/>
  </office:meta>
</office:document-meta>
</file>